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2024-12-05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2024-03-21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2020-12-1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2018-12-04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2017-12-06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200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200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9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9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9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9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9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9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8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8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8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198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